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tab-stops/>
      </style:paragraph-properties>
    </style:style>
    <style:style style:name="P5"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Standard" style:list-style-name="L21"/>
    <style:style style:name="P27" style:family="paragraph" style:parent-style-name="Standard" style:list-style-name="L22"/>
    <style:style style:name="P28" style:family="paragraph" style:parent-style-name="Standard" style:list-style-name="L23"/>
    <style:style style:name="P29" style:family="paragraph" style:parent-style-name="Standard" style:list-style-name="L24"/>
    <style:style style:name="P30" style:family="paragraph" style:parent-style-name="Standard" style:list-style-name="L25"/>
    <style:style style:name="P31" style:family="paragraph" style:parent-style-name="Standard" style:list-style-name="L26"/>
    <style:style style:name="P32" style:family="paragraph" style:parent-style-name="Standard" style:list-style-name="L27"/>
    <style:style style:name="P33" style:family="paragraph" style:parent-style-name="Standard" style:list-style-name="L28"/>
    <style:style style:name="P34" style:family="paragraph" style:parent-style-name="Standard" style:list-style-name="L29"/>
    <style:style style:name="P35" style:family="paragraph" style:parent-style-name="Standard" style:list-style-name="L30"/>
    <style:style style:name="P36" style:family="paragraph" style:parent-style-name="Standard" style:list-style-name="L31"/>
    <style:style style:name="P37" style:family="paragraph" style:parent-style-name="Standard" style:list-style-name="L32"/>
    <style:style style:name="P38" style:family="paragraph" style:parent-style-name="Standard" style:list-style-name="L33"/>
    <style:style style:name="P39" style:family="paragraph" style:parent-style-name="Standard" style:list-style-name="L34"/>
    <style:style style:name="P40" style:family="paragraph" style:parent-style-name="Standard" style:list-style-name="L35"/>
    <style:style style:name="P41" style:family="paragraph" style:parent-style-name="Standard" style:list-style-name="L36"/>
    <style:style style:name="P42" style:family="paragraph" style:parent-style-name="Standard" style:list-style-name="L37"/>
    <style:style style:name="P43" style:family="paragraph" style:parent-style-name="Standard" style:list-style-name="L38"/>
    <style:style style:name="P44" style:family="paragraph" style:parent-style-name="Standard" style:list-style-name="L39"/>
    <style:style style:name="P45" style:family="paragraph" style:parent-style-name="Standard" style:list-style-name="L41"/>
    <style:style style:name="P46" style:family="paragraph" style:parent-style-name="Standard" style:list-style-name="L40">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Version history <text:s/>(PyOTE description is at end)</text:p>
      <text:p text:style-name="P2"/>
      <text:p text:style-name="Standard"/>
      <text:p text:style-name="Standard">version 3.2.7</text:p>
      <text:list xml:id="list7808870925715877059" text:style-name="L41">
        <text:list-item>
          <text:p text:style-name="P45">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862283568300414600" text:style-name="L1">
        <text:list-item>
          <text:p text:style-name="P6">This is a 'cosmetic' release --- there should be NO detectable differences from version 3.2.5 in terms of functionality.</text:p>
        </text:list-item>
        <text:list-item>
          <text:p text:style-name="P6">All python files were brought into compliance with PEP 8 coding standards. <text:s/>Only I care about that.</text:p>
        </text:list-item>
        <text:list-item>
          <text:p text:style-name="P6">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6">All this 'cosmetic' work is in preparation for working on PyOTE issues again.<text:line-break/> </text:p>
        </text:list-item>
      </text:list>
      <text:p text:style-name="Standard">version 3.2.5</text:p>
      <text:list xml:id="list812600238754589166" text:style-name="L2">
        <text:list-item>
          <text:p text:style-name="P7">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2906769566721638766" text:style-name="L3">
        <text:list-item>
          <text:p text:style-name="P8">Modified the test for newer version to accommodate the different strings returned by pip 18.1 and pip 19.0+</text:p>
        </text:list-item>
        <text:list-item>
          <text:p text:style-name="P8">Added ability to invoke PyOTE from PyMovie with an externally supplied csv file that is automatically opened.<text:line-break/></text:p>
        </text:list-item>
      </text:list>
      <text:p text:style-name="Standard">version 3.2.3</text:p>
      <text:list xml:id="list314146231903694493" text:style-name="L4">
        <text:list-item>
          <text:p text:style-name="P9">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9">Added support for the PyMovie csv format<text:line-break/></text:p>
        </text:list-item>
      </text:list>
      <text:p text:style-name="Standard">version 3.2.1</text:p>
      <text:list xml:id="list6556019377831229047" text:style-name="L5">
        <text:list-item>
          <text:p text:style-name="P10">this version makes PyOTE more robust to a common 'cockpit error' that users have been making with Tangra files. <text:s/>Specifically, if a Tangra csv file is opened in a spreadsheet program, then saved from that spreadsheet program, the <text:soft-page-break/>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2393925631674943110" text:style-name="L6">
        <text:list-item>
          <text:p text:style-name="P11">Changed GUI to better align text on min max edit boxes to avoid confusion.<text:line-break/></text:p>
        </text:list-item>
      </text:list>
      <text:p text:style-name="Standard">version 3.1.9</text:p>
      <text:list xml:id="list3233259808966369646" text:style-name="L7">
        <text:list-item>
          <text:p text:style-name="P12">Fixed a bug in the test for a min/max solution search being constrained by a too large min value.<text:line-break/></text:p>
        </text:list-item>
      </text:list>
      <text:p text:style-name="Standard">version 3.1.8</text:p>
      <text:list xml:id="list8790999594042809136" text:style-name="L8">
        <text:list-item>
          <text:p text:style-name="P13">version 3.1.7 was released without an updated version history. <text:s/>Here is what was changed in 3.1.7:<text:line-break/></text:p>
        </text:list-item>
        <text:list-item>
          <text:p text:style-name="P13">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6925086307203652904" text:style-name="L9">
        <text:list-item>
          <text:p text:style-name="P14">Values entered in the Manual Timestamp Entry dialog box are now 'sticky', thus making corrections easy to do without requiring re-entry of all data. </text:p>
          <text:p text:style-name="P14"><text:line-break/>Also trapped is the case where a user has entered a custom frame time but failed to click the radio button indicating that it is to be used.<text:line-break/></text:p>
        </text:list-item>
      </text:list>
      <text:p text:style-name="Standard">version 3.1.5:</text:p>
      <text:list xml:id="list6099782787014510282" text:style-name="L10">
        <text:list-item>
          <text:p text:style-name="P15">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text:soft-page-break/>larger magDrop. The change was to test every candidate against a straight line during the search. <text:s/>This does make the search time longer, but not too much longer.<text:line-break/></text:p>
        </text:list-item>
      </text:list>
      <text:p text:style-name="Standard">version 3.1.4:</text:p>
      <text:list xml:id="list2494544087920030785" text:style-name="L11">
        <text:list-item>
          <text:p text:style-name="P16">Fixed error in new dropped reading detection logic when light curve was processed in field mode.<text:line-break/></text:p>
        </text:list-item>
        <text:list-item>
          <text:p text:style-name="P16">Cleaned up some language in tooltips.<text:line-break/></text:p>
        </text:list-item>
      </text:list>
      <text:p text:style-name="Standard">version 3.1.3:</text:p>
      <text:list xml:id="list6955962222490950527" text:style-name="L12">
        <text:list-item>
          <text:p text:style-name="P17">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7">Eliminated the 'entry num' column in the data matrix at the lower left of the GUI. The 'entry num' is unused and a possible source of confusion with the frame or field number for the unwary.<text:line-break/></text:p>
        </text:list-item>
        <text:list-item>
          <text:p text:style-name="P17">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1041014425979030526" text:style-name="L13">
        <text:list-item>
          <text:p text:style-name="P18">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3252343104576848447" text:style-name="L14">
        <text:list-item>
          <text:p text:style-name="P19">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9">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9">The labels on the Find Event button and the Calc Err Bar button were changed <text:soft-page-break/>to more clearly suggest that after finding an 'event', one should then press the 'report' button to the right in order to complete the process.<text:line-break/></text:p>
        </text:list-item>
      </text:list>
      <text:p text:style-name="Standard">version 3.1.0:</text:p>
      <text:list xml:id="list4585068215042677962" text:style-name="L15">
        <text:list-item>
          <text:p text:style-name="P20">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3151796497251600333" text:style-name="L16">
        <text:list-item>
          <text:p text:style-name="P21">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8842462673683640966" text:style-name="L17">
        <text:list-item>
          <text:p text:style-name="P22">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019651247922970195" text:style-name="L18">
        <text:list-item>
          <text:p text:style-name="P23">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8081794244795576337" text:style-name="L19">
        <text:list-item>
          <text:p text:style-name="P24">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2052660967546915244" text:style-name="L20">
        <text:list-item>
          <text:p text:style-name="P25">Disable the Accept integration button when user overrides an automatic block analysis with a manual block selection followed by a click on the Block integrate button.<text:line-break/></text:p>
        </text:list-item>
      </text:list>
      <text:p text:style-name="Standard">version 2.1.4:</text:p>
      <text:list xml:id="list5889617823841894212" text:style-name="L21">
        <text:list-item>
          <text:p text:style-name="P26">Corrected a bug that kept manual selection of block integration from being performed after a refusal to accept the automatic block analysis results.<text:line-break/></text:p>
        </text:list-item>
      </text:list>
      <text:p text:style-name="Standard">version 2.1.3:</text:p>
      <text:list xml:id="list8236006518891685709" text:style-name="L22">
        <text:list-item>
          <text:p text:style-name="P27"><text:soft-page-break/>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1325664942163012913" text:style-name="L23">
        <text:list-item>
          <text:p text:style-name="P28">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7720619392689687129" text:style-name="L24">
        <text:list-item>
          <text:p text:style-name="P29">Added progress bar tracking of block integration analysis because it can take an extended amount of time to complete the analysis when the light curve has many points.<text:line-break/></text:p>
        </text:list-item>
      </text:list>
      <text:p text:style-name="Standard">version 2.1.0</text:p>
      <text:list xml:id="list7524808366807311596" text:style-name="L25">
        <text:list-item>
          <text:p text:style-name="P30">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4962305421039628313" text:style-name="L26">
        <text:list-item>
          <text:p text:style-name="P31">Made the selection of Tooltip display 'sticky'</text:p>
        </text:list-item>
        <text:list-item>
          <text:p text:style-name="P31">Duration calculation when D and R span midnight now handled correctly</text:p>
        </text:list-item>
      </text:list>
      <text:p text:style-name="Standard"/>
      <text:p text:style-name="Standard">version 2.0.8</text:p>
      <text:list xml:id="list8332171400790216352" text:style-name="L27">
        <text:list-item>
          <text:p text:style-name="P32">toolTips changed to invoke and display in a custom dialog box that can be moved and resized to better accommodate legacy displays</text:p>
        </text:list-item>
        <text:list-item>
          <text:p text:style-name="P32">Calc flash timing calculation fixed to properly deal with the non-integer frame numbers that can result from field processed csv files</text:p>
        </text:list-item>
        <text:list-item>
          <text:p text:style-name="P32">Flash timing has been verified to work with integrated light curves</text:p>
        </text:list-item>
        <text:list-item>
          <text:p text:style-name="P32">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4">This version provides several features to ease the <text:s/>processing of light curves that are timed with LED flashes from iPhones (John Grismore's AstroFlashTimer) or Android phones (Eric Couto's Occult Flash) rather than VTI timestamped files</text:p>
      <text:p text:style-name="P4"/>
      <text:list xml:id="list7564111080762966580" text:style-name="L28">
        <text:list-item>
          <text:p text:style-name="P33">Adds a button to calculate the edge position of an LED timing flash.</text:p>
        </text:list-item>
        <text:list-item>
          <text:p text:style-name="P33">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33"><text:soft-page-break/>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33">Adds a checkbox to force manual entry of timestamp info. <text:s/>This is useful when OCR on a VTI timed light curve has catastrophic errors. <text:s/>It is always employed when using LED flash timing.</text:p>
        </text:list-item>
      </text:list>
      <text:list xml:id="list6218151691303009701" text:style-name="L29">
        <text:list-item>
          <text:p text:style-name="P34">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572812528010064529" text:style-name="L30">
        <text:list-item>
          <text:p text:style-name="P35">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5252840051574515836" text:style-name="L31">
        <text:list-item>
          <text:p text:style-name="P36">files generated by pyote now contain PYOTE in the filename.<text:line-break/></text:p>
        </text:list-item>
        <text:list-item>
          <text:p text:style-name="P36">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758046006627329621" text:style-name="L32">
        <text:list-item>
          <text:p text:style-name="P37">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6293170148416894563" text:style-name="L33">
        <text:list-item>
          <text:p text:style-name="P38">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575504348437817804" text:style-name="L34">
        <text:list-item>
          <text:p text:style-name="P39">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7274625044519815643" text:style-name="L35">
        <text:list-item>
          <text:p text:style-name="P40">improved handling of D and R region selection so that one cannot enter an invalid configuration --- automatic corrections/changes are applied.<text:line-break/></text:p>
        </text:list-item>
        <text:list-item>
          <text:p text:style-name="P40"><text:soft-page-break/>incorporates a new 'solver' that no longer requires an initial estimation of baseline noise. <text:s/>This 'solver' is also much faster. <text:s/>With this 'solver', the two-pass modification added in version 1.46 is no longer needed.<text:line-break/></text:p>
        </text:list-item>
        <text:list-item>
          <text:p text:style-name="P40">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4114379803642408252" text:style-name="L36">
        <text:list-item>
          <text:p text:style-name="P41">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3871470621313180819" text:style-name="L37">
        <text:list-item>
          <text:p text:style-name="P42">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42">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5403938473608166251" text:style-name="L38">
        <text:list-item>
          <text:p text:style-name="P43">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7620536041825657606" text:style-name="L39">
        <text:list-item>
          <text:p text:style-name="P44"><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44">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44">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44">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4">Open an Anaconda Prompt window if you are running Windows. <text:s/></text:p>
      <text:p text:style-name="P4"/>
      <text:p text:style-name="P4">For a Mac installation, open a command window and type <text:span text:style-name="Default_20_Paragraph_20_Font"><text:span text:style-name="T1">source activate</text:span></text:span>.</text:p>
      <text:p text:style-name="P4"/>
      <text:p text:style-name="P4">Then, type the following line in that command window:</text:p>
      <text:p text:style-name="P4"/>
      <text:list xml:id="list3952890496156512236" text:style-name="L40">
        <text:list-item>
          <text:p text:style-name="P46">pip install pyote==1.42</text:p>
        </text:list-item>
      </text:list>
      <text:p text:style-name="P4"/>
      <text:p text:style-name="P4">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1-30T12:00:21</dc:date>
    <meta:editing-cycles>64</meta:editing-cycles>
    <meta:editing-duration>PT18H47M42S</meta:editing-duration>
    <meta:document-statistic meta:table-count="0" meta:image-count="2" meta:object-count="0" meta:page-count="9" meta:paragraph-count="125" meta:word-count="3517" meta:character-count="20692"/>
    <meta:template xlink:type="simple" xlink:actuate="onRequest" xlink:title="" xlink:href="Normal"/>
  </office:meta>
</office:document-meta>
</file>